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SequentialList.add( int var0 , java . lang . Object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bstractSequentialList.set( int var0 , java . lang . Object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bstractSequentialList.get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bstractSequentialList.remove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bstractSequentialList.addAll( int var0 , java . util . Collection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bstractSequentialList.AbstractSequential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bstractSequentialList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